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636" officeooo:paragraph-rsid="000d46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as Futuras Proyecto</text:p>
      <text:p text:style-name="P1"/>
      <text:p text:style-name="P1">Definir las cañerias segun su tamaño, impacto y ubicacion</text:p>
      <text:p text:style-name="P1">Delimitar la poblacion de acceso a areas de cañerias</text:p>
      <text:p text:style-name="P1"/>
      <text:p text:style-name="P1"/>
      <text:p text:style-name="P1">Restricciones</text:p>
      <text:p text:style-name="P1"><text:tab/>Reparar las cañerias con mayor prioridad primero</text:p>
      <text:p text:style-name="P1"><text:tab/>Evitar que regiones se queden sin agua</text:p>
      <text:p text:style-name="P1"><text:tab/>Disminuir el maximo tiempo de agua al cortar esta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21:43:39.881060085</meta:creation-date>
    <dc:date>2023-04-05T21:45:30.777452690</dc:date>
    <meta:editing-duration>PT1M51S</meta:editing-duration>
    <meta:editing-cycles>1</meta:editing-cycles>
    <meta:document-statistic meta:table-count="0" meta:image-count="0" meta:object-count="0" meta:page-count="1" meta:paragraph-count="8" meta:word-count="45" meta:character-count="283" meta:non-whitespace-character-count="241"/>
    <meta:generator>LibreOffice/7.3.7.2$Linux_X86_64 LibreOffice_project/30$Build-2</meta:generator>
  </office:meta>
</office:document-meta>
</file>